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5983b0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vit IFC manual</text:p>
      <text:p text:style-name="P3"><text:span text:style-name="T1">Detailed</text:span> <text:span text:style-name="T1">instructions</text:span> for <text:span text:style-name="T1">handling</text:span> IFC files</text:p>
      <text:p text:style-name="P1"/>
      <text:p text:style-name="P2">Manual do Revit IFC.</text:p>
      <text:p text:style-name="P2">Instruções detalhadas para lidar com arquivos IFC.</text:p>
      <text:p text:style-name="P1"/>
      <text:p text:style-name="P1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9T14:03:57.836000000</meta:creation-date>
    <meta:generator>LibreOffice/6.1.4.2$Windows_X86_64 LibreOffice_project/9d0f32d1f0b509096fd65e0d4bec26ddd1938fd3</meta:generator>
    <dc:date>2020-06-29T14:08:49.820000000</dc:date>
    <meta:editing-duration>PT5M2S</meta:editing-duration>
    <meta:editing-cycles>1</meta:editing-cycles>
    <meta:document-statistic meta:table-count="0" meta:image-count="0" meta:object-count="0" meta:page-count="1" meta:paragraph-count="4" meta:word-count="20" meta:character-count="130" meta:non-whitespace-character-count="114"/>
  </office:meta>
</office:document-meta>
</file>